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601" calcext:value-type="float">
            <text:p>3.665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7021" calcext:value-type="float">
            <text:p>3.597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069" calcext:value-type="float">
            <text:p>3.600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671428571429" calcext:value-type="float">
            <text:p>3.646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11733333333" calcext:value-type="float">
            <text:p>3.9021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10092307692" calcext:value-type="float">
            <text:p>3.91410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72" calcext:value-type="float">
            <text:p>3.6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58933333333" calcext:value-type="float">
            <text:p>3.4875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52032" calcext:value-type="float">
            <text:p>3.492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83822222222" calcext:value-type="float">
            <text:p>3.43283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35148387097" calcext:value-type="float">
            <text:p>3.5373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3056" calcext:value-type="float">
            <text:p>3.53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43388" calcext:value-type="float">
            <text:p>3.57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64288" calcext:value-type="float">
            <text:p>3.78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58864516129" calcext:value-type="float">
            <text:p>3.8985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53935483871" calcext:value-type="float">
            <text:p>3.983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8176" calcext:value-type="float">
            <text:p>3.9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56180645161" calcext:value-type="float">
            <text:p>3.6715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5912" calcext:value-type="float">
            <text:p>3.7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401961290323" calcext:value-type="float">
            <text:p>3.844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06542857143" calcext:value-type="float">
            <text:p>3.8980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18967741935" calcext:value-type="float">
            <text:p>3.828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49987096774" calcext:value-type="float">
            <text:p>4.085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43172413793" calcext:value-type="float">
            <text:p>4.0454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31587096774" calcext:value-type="float">
            <text:p>4.137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8824" calcext:value-type="float">
            <text:p>4.44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64774193548" calcext:value-type="float">
            <text:p>4.592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60980645161" calcext:value-type="float">
            <text:p>4.436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276" calcext:value-type="float">
            <text:p>4.36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75096774194" calcext:value-type="float">
            <text:p>4.410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9776" calcext:value-type="float">
            <text:p>4.21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809651612903" calcext:value-type="float">
            <text:p>4.2380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22028571429" calcext:value-type="float">
            <text:p>4.2662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48232258064" calcext:value-type="float">
            <text:p>4.2154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75328" calcext:value-type="float">
            <text:p>4.23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1624" calcext:value-type="float">
            <text:p>4.2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18425806452" calcext:value-type="float">
            <text:p>4.3501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8096" calcext:value-type="float">
            <text:p>4.6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868025806452" calcext:value-type="float">
            <text:p>4.5086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18090322581" calcext:value-type="float">
            <text:p>4.6551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9756" calcext:value-type="float">
            <text:p>4.45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373574193548" calcext:value-type="float">
            <text:p>4.153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9856" calcext:value-type="float">
            <text:p>4.1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94864516129" calcext:value-type="float">
            <text:p>4.1119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27257142857" calcext:value-type="float">
            <text:p>4.1402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86709677419" calcext:value-type="float">
            <text:p>4.110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13522580645" calcext:value-type="float">
            <text:p>4.2651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52077419355" calcext:value-type="float">
            <text:p>4.412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60156" calcext:value-type="float">
            <text:p>4.646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85806451613" calcext:value-type="float">
            <text:p>4.726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23767741936" calcext:value-type="float">
            <text:p>4.9742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6244" calcext:value-type="float">
            <text:p>4.74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88258064516" calcext:value-type="float">
            <text:p>4.578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8548" calcext:value-type="float">
            <text:p>4.527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1944" calcext:value-type="float">
            <text:p>4.40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803751724138" calcext:value-type="float">
            <text:p>4.4780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35122580645" calcext:value-type="float">
            <text:p>4.4693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7424516129" calcext:value-type="float">
            <text:p>4.686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84512" calcext:value-type="float">
            <text:p>4.77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57083870968" calcext:value-type="float">
            <text:p>4.960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0828" calcext:value-type="float">
            <text:p>5.1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10317241379" calcext:value-type="float">
            <text:p>5.26610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6912" calcext:value-type="float">
            <text:p>5.17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76275862069" calcext:value-type="float">
            <text:p>5.1437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8488" calcext:value-type="float">
            <text:p>5.1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20082758621" calcext:value-type="float">
            <text:p>5.16720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12977777778" calcext:value-type="float">
            <text:p>5.07412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9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8532" calcext:value-type="float">
            <text:p>5.07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08" meta:object-count="0"/>
    <meta:user-defined meta:name="AppVersion">3.0</meta:user-defined>
  </office:meta>
</office:document-meta>
</file>